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09f0e9" officeooo:paragraph-rsid="0009f0e9"/>
    </style:style>
    <style:style style:name="P2" style:family="paragraph" style:parent-style-name="Text_20_body">
      <style:text-properties style:font-name="Arial" fo:language="en" fo:country="US" officeooo:rsid="000b8654" officeooo:paragraph-rsid="000b8654"/>
    </style:style>
    <style:style style:name="P3" style:family="paragraph" style:parent-style-name="Text_20_body">
      <style:text-properties style:font-name="Arial" fo:language="en" fo:country="US" officeooo:rsid="000ca1e9" officeooo:paragraph-rsid="000ca1e9"/>
    </style:style>
    <style:style style:name="P4" style:family="paragraph" style:parent-style-name="Heading_20_1">
      <style:text-properties fo:language="en" fo:country="US"/>
    </style:style>
    <style:style style:name="T1" style:family="text">
      <style:text-properties officeooo:rsid="000b8890"/>
    </style:style>
    <style:style style:name="T2" style:family="text">
      <style:text-properties officeooo:rsid="000ca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bout</text:h>
      <text:p text:style-name="P1">jPrinterAdmin is a pure hobby-project <text:span text:style-name="T1">under development</text:span>.</text:p>
      <text:p text:style-name="P3">It should be able to retrieve printer-data from printers in the local network via</text:p>
      <text:p text:style-name="P3">- snmp and</text:p>
      <text:p text:style-name="P3">- http</text:p>
      <text:p text:style-name="P3">and store them in a database. You can choose between</text:p>
      <text:p text:style-name="P3">- local (sqlite)</text:p>
      <text:p text:style-name="P3">- MYSQL and</text:p>
      <text:p text:style-name="P3">- Microsoft SQL-Server.</text:p>
      <text:p text:style-name="P3">You can create reports and output them as</text:p>
      <text:p text:style-name="P3">- HTML</text:p>
      <text:p text:style-name="P3">- OpenDocument Spreadsheet (odt) or</text:p>
      <text:p text:style-name="P3">- comma-separated-values (csv)</text:p>
      <text:p text:style-name="P3">to the local file-system or an email-address via smtp (also secured).</text:p>
      <text:p text:style-name="P3">You can add following jobs to schedule which can be automated:</text:p>
      <text:p text:style-name="P3">- reading printer data</text:p>
      <text:p text:style-name="P3">- creating and sending reports</text:p>
      <text:p text:style-name="P3">- backup the database</text:p>
      <text:p text:style-name="P3"/>
      <text:p text:style-name="P1">It is written in Java in the netbeans ide and published under then gnu public license.</text:p>
      <text:p text:style-name="P1">It uses the following 3rd Party libraries and partly modified sample code.</text:p>
      <text:p text:style-name="P1"/>
      <text:p text:style-name="P1">snmp4j 2.1</text:p>
      <text:p text:style-name="P1">ini4j 0.5.2</text:p>
      <text:p text:style-name="P1">sqlitjdbc v0.56</text:p>
      <text:p text:style-name="P1">jsoup 1.7.2</text:p>
      <text:p text:style-name="P1">mysql-connector 5.1.7</text:p>
      <text:p text:style-name="P1">jtds 1.2</text:p>
      <text:p text:style-name="P1">jOpenDocument 1.3</text:p>
      <text:p text:style-name="P1"/>
      <text:p text:style-name="P2">Thank to all the <text:span text:style-name="T2">people</text:span>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4-02-01T18:44:19.134987179</meta:creation-date>
    <dc:date>2014-02-01T19:57:24.277949474</dc:date>
    <dc:creator>stefan </dc:creator>
    <meta:editing-duration>PT1H2M11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147" meta:character-count="859" meta:non-whitespace-character-count="740"/>
  </office:meta>
</office:document-meta>
</file>